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1672_000N022_r0653b_lc3.fits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2_000N022_r0653b_lc3.fits</text:p>
          </table:table-cell>
          <table:table-cell office:value-type="float" office:value="7518" calcext:value-type="float">
            <text:p>751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5_000N022_r0653b_lc3.fits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21_002N021_r0034b_lc3.fits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22_002N021_r0034b_lc3.fits</text:p>
          </table:table-cell>
          <table:table-cell office:value-type="float" office:value="4809" calcext:value-type="float">
            <text:p>480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5_000N022_r0653b_lc3.fits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9_000N022_r0653b_lc3.fits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7_000N022_r0653b_lc3.fits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8_000N022_r0653b_lc3.fits</text:p>
          </table:table-cell>
          <table:table-cell office:value-type="float" office:value="4497" calcext:value-type="float">
            <text:p>4497</text:p>
          </table:table-cell>
          <table:table-cell table:style-name="ce8" office:value-type="string" calcext:value-type="string">
            <text:p>N</text:p>
          </table:table-cell>
          <table:table-cell table:style-name="ce10" office:value-type="float" office:value="16.67" calcext:value-type="float">
            <text:p>16.67</text:p>
          </table:table-cell>
          <table:table-cell table:style-name="ce8" office:value-type="string" calcext:value-type="string">
            <text:p>N-a-</text:p>
          </table:table-cell>
          <table:table-cell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20_000N022_r0653b_lc3.fits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56_001N022_r0653b_lc3.fits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5:25:29.116943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5:35:37.386192208</dc:date>
    <meta:editing-duration>PT55M48S</meta:editing-duration>
    <meta:editing-cycles>12</meta:editing-cycles>
    <meta:generator>LibreOffice/7.3.3.2$Linux_X86_64 LibreOffice_project/30$Build-2</meta:generator>
    <meta:document-statistic meta:table-count="1" meta:cell-count="72" meta:object-count="0"/>
  </office:meta>
</office:document-meta>
</file>